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fo:background-color="#ffffff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2"/>
    <style:style style:name="P7" style:family="paragraph" style:parent-style-name="Standard" style:list-style-name="WW8Num1"/>
    <style:style style:name="P8" style:family="paragraph" style:parent-style-name="Standard">
      <style:paragraph-properties>
        <style:tab-stops>
          <style:tab-stop style:position="2.9898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P10" style:family="paragraph" style:parent-style-name="Standard">
      <style:paragraph-properties fo:margin-top="0in" fo:margin-bottom="0.0417in"/>
    </style:style>
    <style:style style:name="P11" style:family="paragraph" style:parent-style-name="Standard">
      <style:paragraph-properties fo:margin-top="0in" fo:margin-bottom="0.0835in"/>
    </style:style>
    <style:style style:name="P12" style:family="paragraph" style:parent-style-name="Standard">
      <style:paragraph-properties fo:margin-top="0in" fo:margin-bottom="0.0835in"/>
      <style:text-properties fo:language="ru" fo:country="RU" fo:font-weight="bold" style:font-weight-asian="bold"/>
    </style:style>
    <style:style style:name="P13" style:family="paragraph" style:parent-style-name="Standard">
      <style:paragraph-properties fo:margin-top="0in" fo:margin-bottom="0.0835in" fo:text-align="start" style:justify-single-word="false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margin-top="0in" fo:margin-bottom="0.0835in" fo:text-align="start" style:justify-single-word="false"/>
    </style:style>
    <style:style style:name="P16" style:family="paragraph" style:parent-style-name="Heading_20_1" style:master-page-name="Standard">
      <style:paragraph-properties fo:margin-top="0in" fo:margin-bottom="0.0835in" style:page-number="auto"/>
    </style:style>
    <style:style style:name="P17" style:family="paragraph" style:parent-style-name="Heading_20_1">
      <style:paragraph-properties fo:margin-top="0in" fo:margin-bottom="0.0417in"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background-color="#ffffff"/>
    </style:style>
    <style:style style:name="T4" style:family="text">
      <style:text-properties fo:language="ru" fo:country="RU" fo:font-style="normal" style:font-style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Задание на НИРС</text:h>
      <text:p text:style-name="P1"><text:span text:style-name="T1">Руцкий Владимир Владимирович, <text:s/>гр. 5057/2, 9 семестр 2010 г.</text:span></text:p>
      <text:p text:style-name="P2"/>
      <text:p text:style-name="P10"><text:bookmark-start text:name="OLE_LINK3"/><text:span text:style-name="T2">Тема работы</text:span><text:span text:style-name="T1">: <text:s/>Разработка технологии</text:span></text:p>
      <text:p text:style-name="P10"><text:span text:style-name="T2">Место выполнения</text:span><text:span text:style-name="T1">: ЗАО "Транзас Новые Технологии"</text:span></text:p>
      <text:p text:style-name="P5"><text:span text:style-name="T2">Руководитель:</text:span><text:span text:style-name="T1"> Ковалёв Антон Сергеевич, магистр прикладной математики и информатики, ведущий инженер-программист (руководитель группы) ЗАО "Транзас Новые Технологии"</text:span></text:p>
      <text:h text:style-name="P14" text:outline-level="1"><text:bookmark-end text:name="OLE_LINK3"/></text:h>
      <text:h text:style-name="P15" text:outline-level="1">Постановка задачи</text:h>
      <text:p text:style-name="P13"/>
      <text:p text:style-name="P11"><text:span text:style-name="T2">Элементы исследования и новизны</text:span></text:p>
      <text:p text:style-name="P11"><text:span text:style-name="T2"/></text:p>
      <text:p text:style-name="P12">Ожидаемый результат</text:p>
      <text:p text:style-name="Standard"><text:span text:style-name="T1"/></text:p>
      <text:h text:style-name="P15" text:outline-level="1">Среда разработки</text:h>
      <text:p text:style-name="Standard"><text:span text:style-name="T1">Платформа: </text:span>Microsoft<text:span text:style-name="T1"> </text:span>Windows<text:span text:style-name="T1"> </text:span>XP</text:p>
      <text:p text:style-name="Standard"><text:span text:style-name="T1">Язык программирования: </text:span>C<text:span text:style-name="T1">++, </text:span>Python</text:p>
      <text:p text:style-name="Standard"><text:span text:style-name="T1">Среда</text:span> <text:span text:style-name="T1">разработки</text:span>: Microsoft Visual Studio, NetBeans</text:p>
      <text:p text:style-name="Standard"/>
      <text:p text:style-name="P12">Литература</text:p>
      <text:list xml:id="list1693276157" text:style-name="WW8Num1">
        <text:list-item>
          <text:p text:style-name="P7">Yoav I. H. Parish, Pascal Müller. Procedural Modeling of Cities. ACM SIGGRAPH<text:span text:style-name="T1">,</text:span> 2001<text:span text:style-name="T1">.</text:span></text:p>
        </text:list-item>
        <text:list-item>
          <text:p text:style-name="P7"><text:span text:style-name="Emphasis"><text:span text:style-name="T6">G</text:span></text:span><text:span text:style-name="Emphasis"><text:span text:style-name="T4">. </text:span></text:span><text:span text:style-name="Emphasis"><text:span text:style-name="T6">Stiny</text:span></text:span><text:span text:style-name="Emphasis"><text:span text:style-name="T4">. </text:span></text:span><text:span text:style-name="Emphasis"><text:span text:style-name="T6">Introduction to shape and shape grammars. Environment and Planning B. 1980</text:span></text:span><text:span text:style-name="Emphasis"><text:span text:style-name="T4">.</text:span></text:span></text:p>
        </text:list-item>
      </text:list>
      <text:p text:style-name="Standard"/>
      <text:p text:style-name="Standard"/>
      <text:p text:style-name="P9"><text:span text:style-name="T1">Студент</text:span> <text:s/>__________________________<text:tab/><text:span text:style-name="T1">В</text:span>. <text:span text:style-name="T1">В</text:span>. <text:span text:style-name="T1">Руцкий</text:span></text:p>
      <text:p text:style-name="P9"/>
      <text:p text:style-name="P9"><text:span text:style-name="T1">Руководитель <text:s text:c="2"/>________</text:span>_____________<text:tab/><text:span text:style-name="T1">А</text:span>. <text:span text:style-name="T1">С</text:span>. <text:span text:style-name="T1">Ковалёв</text:span></text:p>
      <text:p text:style-name="P8"/>
      <text:p text:style-name="Standard"/>
      <text:p text:style-name="Standard">28 сентября<text:span text:style-name="T1"> 2010 г.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language="ru" fo:country="RU"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одержание задания на НИР для студентов IV-V курсов</dc:title>
    <meta:initial-creator>Sem Deineko</meta:initial-creator>
    <meta:creation-date>2010-02-07T20:51:00</meta:creation-date>
    <dc:creator>Vladimir Rutsky</dc:creator>
    <dc:date>2010-09-28T14:18:34</dc:date>
    <meta:editing-cycles>78</meta:editing-cycles>
    <meta:editing-duration>PT06H37M37S</meta:editing-duration>
    <meta:generator>OpenOffice.org/3.2$Unix OpenOffice.org_project/320m12$Build-9483</meta:generator>
    <meta:document-statistic meta:table-count="0" meta:image-count="0" meta:object-count="0" meta:page-count="1" meta:paragraph-count="18" meta:word-count="106" meta:character-count="821"/>
    <meta:user-defined meta:name="Info 1"/>
    <meta:user-defined meta:name="Info 2"/>
    <meta:user-defined meta:name="Info 3"/>
    <meta:user-defined meta:name="Info 4"/>
  </office:meta>
</office:document-meta>
</file>